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5ba6" officeooo:paragraph-rsid="00065ba6"/>
    </style:style>
    <style:style style:name="P2" style:family="paragraph" style:parent-style-name="Standard">
      <style:text-properties officeooo:rsid="00065ba6" officeooo:paragraph-rsid="00070379"/>
    </style:style>
    <style:style style:name="P3" style:family="paragraph" style:parent-style-name="Standard">
      <style:text-properties officeooo:rsid="00065ba6" officeooo:paragraph-rsid="00081b89"/>
    </style:style>
    <style:style style:name="P4" style:family="paragraph" style:parent-style-name="Standard">
      <style:text-properties officeooo:rsid="00065ba6" officeooo:paragraph-rsid="000bc37b"/>
    </style:style>
    <style:style style:name="P5" style:family="paragraph" style:parent-style-name="Standard">
      <style:text-properties officeooo:rsid="00065ba6" officeooo:paragraph-rsid="000d1313"/>
    </style:style>
    <style:style style:name="P6" style:family="paragraph" style:parent-style-name="Standard">
      <style:text-properties officeooo:rsid="00065ba6" officeooo:paragraph-rsid="000f616c"/>
    </style:style>
    <style:style style:name="P7" style:family="paragraph" style:parent-style-name="Standard">
      <style:text-properties officeooo:rsid="000a6b0c" officeooo:paragraph-rsid="000a6b0c"/>
    </style:style>
    <style:style style:name="P8" style:family="paragraph" style:parent-style-name="Standard">
      <style:text-properties officeooo:rsid="00070379" officeooo:paragraph-rsid="00070379"/>
    </style:style>
    <style:style style:name="P9" style:family="paragraph" style:parent-style-name="Standard">
      <style:text-properties officeooo:rsid="00081b89" officeooo:paragraph-rsid="00081b89"/>
    </style:style>
    <style:style style:name="P10" style:family="paragraph" style:parent-style-name="Standard">
      <style:text-properties officeooo:rsid="000f616c" officeooo:paragraph-rsid="000f616c"/>
    </style:style>
    <style:style style:name="P11" style:family="paragraph" style:parent-style-name="Standard">
      <style:text-properties officeooo:rsid="00065ba6" officeooo:paragraph-rsid="000f616c"/>
    </style:style>
    <style:style style:name="P12" style:family="paragraph" style:parent-style-name="Standard">
      <style:text-properties officeooo:paragraph-rsid="00139fe4"/>
    </style:style>
    <style:style style:name="P13" style:family="paragraph" style:parent-style-name="Standard">
      <style:text-properties officeooo:paragraph-rsid="0014a8a8"/>
    </style:style>
    <style:style style:name="P14" style:family="paragraph" style:parent-style-name="Standard">
      <style:text-properties officeooo:paragraph-rsid="00169b80"/>
    </style:style>
    <style:style style:name="P15" style:family="paragraph" style:parent-style-name="Standard">
      <style:text-properties officeooo:paragraph-rsid="0018128c"/>
    </style:style>
    <style:style style:name="T1" style:family="text">
      <style:text-properties officeooo:rsid="00070379"/>
    </style:style>
    <style:style style:name="T2" style:family="text">
      <style:text-properties officeooo:rsid="00081b89"/>
    </style:style>
    <style:style style:name="T3" style:family="text">
      <style:text-properties officeooo:rsid="00139fe4"/>
    </style:style>
    <style:style style:name="T4" style:family="text">
      <style:text-properties officeooo:rsid="0014a8a8"/>
    </style:style>
    <style:style style:name="T5" style:family="text">
      <style:text-properties officeooo:rsid="001812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 explanation of database files:</text:p>
      <text:p text:style-name="P1"/>
      <text:p text:style-name="P1">1. X_48phoneme.mat <text:s/>-</text:p>
      <text:p text:style-name="P1"><text:tab/>- Contains TIMIT training sequences.(X) (containes 48 phonemes whoch are folded from the <text:tab/>original 61 phonems in the TIMIT DB)</text:p>
      <text:p text:style-name="P1"><text:tab/>- Total 159582 sequences</text:p>
      <text:p text:style-name="P1"><text:tab/>- Minimum sequence length is 3</text:p>
      <text:p text:style-name="P1"><text:tab/>- X is a 159582 * 1 cell with observation_dimensions * sequence_length number entries in <text:tab/> <text:s text:c="2"/>each cell</text:p>
      <text:p text:style-name="P1"><text:tab/>- Also contains Original labels of the sequences (SeqOrigLabel)</text:p>
      <text:p text:style-name="P1"><text:tab/>- <text:s/>SeqOrigLabel is a 159582 by 1 vector</text:p>
      <text:p text:style-name="P1"><text:tab/></text:p>
      <text:p text:style-name="P1">2. <text:s/>X_min_seq_3_no_overlap.mat <text:s/>-</text:p>
      <text:p text:style-name="P1"><text:tab/>- Contains TIMIT training sequences with 61 phonemes (original number of phonemes in <text:tab/>TIMIT DB)</text:p>
      <text:p text:style-name="P1"><text:tab/>- Total 162938 sequences</text:p>
      <text:p text:style-name="P1"><text:tab/>- Minimum sequence length is 3</text:p>
      <text:p text:style-name="P1"><text:tab/>- X is a 162938 * 1 cell with observation_dimensions * sequence_length number entries in <text:tab/> <text:s text:c="2"/>each cell</text:p>
      <text:p text:style-name="P1"><text:tab/>- Also contains Original labels of the sequences (SeqOrigLabel)</text:p>
      <text:p text:style-name="P1"><text:tab/>- <text:s/>SeqOrigLabel is a 162938 by 1 vector</text:p>
      <text:p text:style-name="P1"/>
      <text:p text:style-name="P1">3. X_Unsegmented.mat -</text:p>
      <text:p text:style-name="P1"><text:tab/>- Contains all samples in TIMIT database (48 phonemes) in a single matrix</text:p>
      <text:p text:style-name="P1"><text:tab/>- observation_dimensions * total_number_of_samples number of entries</text:p>
      <text:p text:style-name="P1"/>
      <text:p text:style-name="P8">4. Training_Data.mat -</text:p>
      <text:p text:style-name="P2"><text:tab/>- <text:span text:style-name="T1">Contains data structures for training for supervised algorithm for 61 phoneme case</text:span></text:p>
      <text:p text:style-name="P2"><text:tab/>- <text:span text:style-name="T1">Data structures contained:</text:span></text:p>
      <text:p text:style-name="P2"><text:tab/><text:tab/>- <text:span text:style-name="T1">Aest: 61 by 1 cell, contains initial transition matrices for 61 phonemes (HMMs), <text:tab/><text:tab/>each cell contains 3*3 matrix for 3 state HMM</text:span></text:p>
      <text:p text:style-name="P2"/>
      <text:p text:style-name="P2"><text:tab/><text:tab/>- <text:span text:style-name="T1">mu: 61 by 1 cell, contains initial means for 61 phonemes (HMMs), each cell <text:tab/><text:tab/><text:tab/>contains (ObsDim*Nmix*Nstates ) matrix</text:span></text:p>
      <text:p text:style-name="P2"/>
      <text:p text:style-name="P2"><text:tab/><text:tab/>- <text:span text:style-name="T1">cov: 61 by 1 cell, contains initial covariances for 61 phonemes (HMMs), each cell <text:tab/><text:tab/>contains (ObsDim*Nmix*Nstates ) matrix</text:span></text:p>
      <text:p text:style-name="P2"/>
      <text:p text:style-name="P2"><text:tab/><text:tab/>- <text:span text:style-name="T1">Pi_Gmm: 61 by 1 cell, contains initial covariances for 61 phonemes (HMMs), each <text:tab/><text:tab/>cell contains (Nmix*Nstates ) matrix</text:span></text:p>
      <text:p text:style-name="P2"/>
      <text:p text:style-name="P2"><text:tab/><text:tab/>- <text:span text:style-name="T1">SeqOrigLabel_TrainingData: Original sequence labels of training data</text:span></text:p>
      <text:p text:style-name="P2"/>
      <text:p text:style-name="P2"><text:tab/><text:tab/>- <text:span text:style-name="T1">TrainingDataIndex: Index of the sequences from the total sequences selected as <text:tab/><text:tab/>training sequences</text:span></text:p>
      <text:p text:style-name="P2"/>
      <text:p text:style-name="P2"><text:tab/><text:tab/>- <text:span text:style-name="T1">Xtraining: (Number_of_training_sequences*1) cell with a training sequence in each <text:tab/><text:tab/>cell</text:span></text:p>
      <text:p text:style-name="P2"/>
      <text:p text:style-name="P9"><text:bookmark-start text:name="__DdeLink__34_1768838922"/>5. Training_Data_48.mat -</text:p>
      <text:p text:style-name="P3"><text:tab/>- <text:span text:style-name="T1">Contains data structures for training for supervised algorithm for 48 phoneme case</text:span></text:p>
      <text:p text:style-name="P3"><text:tab/>- <text:span text:style-name="T1">Data structures contained:</text:span></text:p>
      <text:p text:style-name="P3"><text:soft-page-break/><text:tab/><text:tab/>- <text:span text:style-name="T1">Aest: 48 by 1 cell, contains initial transition matrices for 48 phonemes (HMMs), <text:tab/><text:tab/>each cell contains 3*3 matrix for 3 state HMM. Initialization method: Flat start</text:span></text:p>
      <text:p text:style-name="P3"/>
      <text:p text:style-name="P3"><text:tab/><text:tab/>- <text:span text:style-name="T1">mu: </text:span><text:bookmark-start text:name="__DdeLink__21_1768838922"/><text:span text:style-name="T1">48 by 1 cell, contains </text:span><text:bookmark-start text:name="__DdeLink__16_1768838922"/><text:span text:style-name="T1">initial means for 48 phonemes (HMMs), each cell <text:tab/><text:tab/><text:tab/>contains (ObsDim*Nmix*Nstates) matrix</text:span><text:bookmark-end text:name="__DdeLink__21_1768838922"/><text:bookmark-end text:name="__DdeLink__16_1768838922"/></text:p>
      <text:p text:style-name="P3"/>
      <text:p text:style-name="P3"><text:tab/><text:tab/>- <text:span text:style-name="T1">cov: </text:span><text:bookmark-start text:name="__DdeLink__18_1768838922"/><text:span text:style-name="T1">48 by 1 cell, contains initial covariances for 48 phonemes (HMMs), each cell <text:tab/><text:tab/>contains (ObsDim*Nmix*Nstates) matrix</text:span><text:bookmark-end text:name="__DdeLink__18_1768838922"/></text:p>
      <text:p text:style-name="P3"/>
      <text:p text:style-name="P3"><text:tab/><text:tab/>- <text:span text:style-name="T1">Pi_Gmm: 48 by 1 cell, contains initial covariances for 48 phonemes (HMMs), each <text:tab/><text:tab/>cell contains (Nmix*Nstates) matrix</text:span><text:bookmark-end text:name="__DdeLink__34_1768838922"/></text:p>
      <text:p text:style-name="P3"/>
      <text:p text:style-name="P3"><text:tab/><text:tab/>- <text:span text:style-name="T1">SeqOrigLabel_TrainingData: </text:span><text:bookmark-start text:name="__DdeLink__26_1768838922"/><text:span text:style-name="T1">(number_of_training_seq * 1) vector. Contains <text:tab/><text:tab/><text:tab/>original sequence labels of training data</text:span><text:bookmark-end text:name="__DdeLink__26_1768838922"/></text:p>
      <text:p text:style-name="P3"/>
      <text:p text:style-name="P3"><text:tab/><text:tab/>- <text:span text:style-name="T1">TrainingDataIndex: Index of the sequences from the total sequences selected as <text:tab/><text:tab/>training sequences</text:span></text:p>
      <text:p text:style-name="P3"/>
      <text:p text:style-name="P3"><text:tab/><text:tab/>- <text:span text:style-name="T1">Xtraining: (Number_of_training_sequences*1) cell with a training sequence in each <text:tab/><text:tab/>cell</text:span></text:p>
      <text:p text:style-name="P3"/>
      <text:p text:style-name="P9">6. Validation_Data.mat -</text:p>
      <text:p text:style-name="P3"><text:tab/>- <text:span text:style-name="T1">Contains data structures for validation for supervised algorithm for 61 phoneme case</text:span></text:p>
      <text:p text:style-name="P3"><text:tab/>- <text:span text:style-name="T1">Data structures contained:</text:span></text:p>
      <text:p text:style-name="P3"><text:tab/><text:tab/></text:p>
      <text:p text:style-name="P4"><text:tab/><text:tab/>- <text:span text:style-name="T1">SeqOrigLabel_ValidationData: </text:span><text:bookmark-start text:name="__DdeLink__28_1768838922"/><text:span text:style-name="T1">(number_of_validation_seq * 1) vector. Contains <text:tab/><text:tab/>original sequence labels of validation sequences</text:span><text:bookmark-end text:name="__DdeLink__28_1768838922"/></text:p>
      <text:p text:style-name="P3"/>
      <text:p text:style-name="P3"><text:tab/><text:tab/>- <text:span text:style-name="T2">ValidationDataIndex: Index of the sequences from the total sequences selected as <text:tab/><text:tab/>validation sequences</text:span></text:p>
      <text:p text:style-name="P3"/>
      <text:p text:style-name="P3"><text:tab/><text:tab/>- <text:span text:style-name="T1">XValidate: (Number_of_validation_sequences*1) cell with a training sequence in <text:tab/><text:tab/>each cell</text:span></text:p>
      <text:p text:style-name="P3"/>
      <text:p text:style-name="P9">7. Validation_Data_48.mat -</text:p>
      <text:p text:style-name="P3"><text:tab/>- <text:span text:style-name="T1">Contains data structures for validation for supervised algorithm for 48 phoneme case</text:span></text:p>
      <text:p text:style-name="P3"><text:tab/>- <text:span text:style-name="T1">Data structures contained:</text:span></text:p>
      <text:p text:style-name="P3"><text:tab/><text:tab/></text:p>
      <text:p text:style-name="P5"><text:tab/><text:tab/>- <text:span text:style-name="T1">SeqOrigLabel_ValidationData: (number_of_validation_seq * 1) vector. Contains <text:tab/><text:tab/>original sequence labels of validation sequences</text:span></text:p>
      <text:p text:style-name="P3"/>
      <text:p text:style-name="P3"><text:tab/><text:tab/>- <text:span text:style-name="T2">ValidationDataIndex: Index of the sequences from the total sequences selected as <text:tab/><text:tab/>validation sequences</text:span></text:p>
      <text:p text:style-name="P3"/>
      <text:p text:style-name="P3"><text:tab/><text:tab/>- <text:span text:style-name="T1">XValidate: (Number_of_validation_sequences*1) cell with a training sequence in <text:tab/><text:tab/>each cell</text:span></text:p>
      <text:p text:style-name="P3"/>
      <text:p text:style-name="P7">8. GlobMeanCov.mat -</text:p>
      <text:p text:style-name="P7"><text:tab/>- Contains gloabl mean and covariances for 61 phoneme data</text:p>
      <text:p text:style-name="P7"><text:tab/>- Data structures-</text:p>
      <text:p text:style-name="P7"><text:tab/><text:tab/>- GlobalCov: (ObsDim*1) vector</text:p>
      <text:p text:style-name="P7"><text:tab/><text:tab/>- GlobalMean: (ObsDim*1) vector</text:p>
      <text:p text:style-name="P7"><text:soft-page-break/></text:p>
      <text:p text:style-name="P7">9. GlobMeanCov_48.mat -</text:p>
      <text:p text:style-name="P7"><text:tab/>- Contains gloabl mean and covariances for 48 phoneme data</text:p>
      <text:p text:style-name="P7"><text:tab/>- Data structures-</text:p>
      <text:p text:style-name="P7"><text:tab/><text:tab/>- globcov: (ObsDim*1) vector</text:p>
      <text:p text:style-name="P7"><text:tab/><text:tab/>- globmu: (ObsDim*1) vector</text:p>
      <text:p text:style-name="P7"/>
      <text:p text:style-name="P10">10. Init_Gmm_noflat.mat -</text:p>
      <text:p text:style-name="P6"><text:tab/>- <text:span text:style-name="T1">Contains data structures obtained after random initialization for 61 phoneme case</text:span></text:p>
      <text:p text:style-name="P6"><text:tab/>- <text:span text:style-name="T1">Data structures contained:</text:span></text:p>
      <text:p text:style-name="P6"><text:tab/><text:tab/>- <text:span text:style-name="T1">Aest: 61 by 1 cell, contains initial transition matrices for 61 phonemes (HMMs), <text:tab/><text:tab/>each cell contains 3*3 matrix for 3 state HMM. Initialization method: Flat start</text:span></text:p>
      <text:p text:style-name="P6"/>
      <text:p text:style-name="P6"><text:tab/><text:tab/>- <text:span text:style-name="T1">mu: 61</text:span><text:bookmark-start text:name="__DdeLink__21_17688389221"/><text:span text:style-name="T1"> by 1 cell, contains </text:span><text:bookmark-start text:name="__DdeLink__16_17688389221"/><text:span text:style-name="T1">initial means for 61 phonemes (HMMs), each cell <text:tab/><text:tab/><text:tab/>contains (ObsDim*Nmix*Nstates) matrix</text:span><text:bookmark-end text:name="__DdeLink__21_17688389221"/><text:bookmark-end text:name="__DdeLink__16_17688389221"/></text:p>
      <text:p text:style-name="P6"/>
      <text:p text:style-name="P6"><text:tab/><text:tab/>- <text:span text:style-name="T1">cov: 61</text:span><text:bookmark-start text:name="__DdeLink__18_17688389221"/><text:span text:style-name="T1"> by 1 cell, contains initial covariances for 61 phonemes (HMMs), each cell <text:tab/><text:tab/>contains (ObsDim*Nmix*Nstates) matrix</text:span><text:bookmark-end text:name="__DdeLink__18_17688389221"/></text:p>
      <text:p text:style-name="P6"/>
      <text:p text:style-name="P6"><text:tab/><text:tab/>- <text:span text:style-name="T1">Pi_Gmm: 61 by 1 cell, contains initial covariances for 61 phonemes (HMMs), each <text:tab/><text:tab/>cell contains (Nmix*Nstates) matrix</text:span></text:p>
      <text:p text:style-name="P6"/>
      <text:p text:style-name="P12"><text:span text:style-name="T3">11. AbsAudioBound.mat -</text:span></text:p>
      <text:p text:style-name="P12"><text:tab/>- <text:bookmark-start text:name="__DdeLink__454_1558088982"/><text:span text:style-name="T3">Contains the sample numbers of the last sample in a TIMIT recording for all TIMIT <text:tab/>recordings </text:span><text:bookmark-end text:name="__DdeLink__454_1558088982"/><text:span text:style-name="T3">(which has multiple phonemes) (A better approach would have been to store all <text:tab/>samples belonging to a recording in a different cell index in which case this <text:tab/>AbsAudioBound.mat file not have been necessary.)</text:span></text:p>
      <text:p text:style-name="P12"><text:tab/>- <text:span text:style-name="T3">Data structure contained:</text:span></text:p>
      <text:p text:style-name="P12"><text:tab/><text:tab/>- <text:s/><text:span text:style-name="T3">A vector called 'AbsAudioBoundaryIndApp' </text:span><text:bookmark-start text:name="__DdeLink__456_1558088982"/><text:span text:style-name="T3">of size (1*4621) </text:span><text:bookmark-end text:name="__DdeLink__456_1558088982"/><text:span text:style-name="T3">with 4620 TIMIT <text:tab/><text:tab/><text:tab/>recordings and the first entry equal to 0.</text:span></text:p>
      <text:p text:style-name="P12"><text:tab/><text:tab/>- <text:span text:style-name="T3">Example usage: Indices of <text:s/>samples from n-th recording can be obtained by: <text:tab/><text:tab/><text:tab/>AbsAudioBoundaryIndApp(n)+1 : <text:s/>AbsAudioBoundaryIndApp(n+1)</text:span></text:p>
      <text:p text:style-name="P13"/>
      <text:p text:style-name="P13"><text:span text:style-name="T3">12. Unseg_SeqOrigLabel..mat -</text:span></text:p>
      <text:p text:style-name="P13"><text:tab/>- <text:span text:style-name="T3">Contains the original labels of each sample in a TIMIT recording</text:span></text:p>
      <text:p text:style-name="P13"><text:tab/>- <text:span text:style-name="T3">Data structure contained:</text:span></text:p>
      <text:p text:style-name="P15"><text:tab/>- <text:s/><text:span text:style-name="T3">SeqOrigLab_Unseg: </text:span><text:s/><text:span text:style-name="T4">(4620*1) cell i.e., an entry for each recording</text:span></text:p>
      <text:p text:style-name="P13"/>
      <text:p text:style-name="P14"><text:span text:style-name="T3">13. phone_bound_inds.mat -</text:span></text:p>
      <text:p text:style-name="P14"><text:tab/>- <text:span text:style-name="T3">Contains the </text:span><text:bookmark-start text:name="__DdeLink__330_1558088982"/><text:span text:style-name="T3">original indices of the last sample in each phoneme</text:span><text:bookmark-end text:name="__DdeLink__330_1558088982"/></text:p>
      <text:p text:style-name="P14"><text:tab/>- <text:span text:style-name="T3">Data structure contained:</text:span></text:p>
      <text:p text:style-name="P14"><text:tab/><text:tab/>- <text:s/><text:span text:style-name="T5">Cumsuminds: (159582*1) vector i.e., an entry for each phoneme (Total number of <text:tab/><text:tab/>phonemes for <text:tab/>training seuqences in TIMIT database = 15958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uj Jain</meta:initial-creator>
    <meta:creation-date>2015-11-07T14:27:04.709082244</meta:creation-date>
    <dc:date>2015-11-14T15:56:45.052744355</dc:date>
    <dc:creator>Tanuj Jain</dc:creator>
    <meta:editing-duration>PT10H3M52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3" meta:paragraph-count="83" meta:word-count="855" meta:character-count="5915" meta:non-whitespace-character-count="4955"/>
  </office:meta>
</office:document-meta>
</file>